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BFAAFB1B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26cm" svg:height="6.736cm" svg:x="6.5cm" svg:y="8.264cm">
          <draw:image xlink:href="Pictures/1000000000000166000000BFAAFB1B77.png" xlink:type="simple" xlink:show="embed" xlink:actuate="onLoad">
            <text:p/>
          </draw:image>
        </draw:frame>
        <draw:path draw:style-name="gr2" draw:text-style-name="P1" draw:layer="layout" svg:width="2.288cm" svg:height="0.522cm" draw:transform="skewX (-0.151669111998279) rotate (2.77751697162325) translate (12.0999973861421cm 12.999999003938cm)" svg:viewBox="0 0 2289 523" svg:d="m2289-15492c-1853 668-1960 200-2289-187">
          <text:p/>
        </draw:path>
        <draw:frame draw:style-name="gr3" draw:text-style-name="P2" draw:layer="layout" svg:width="5cm" svg:height="2.079cm" svg:x="10.3cm" svg:y="12.8cm">
          <draw:text-box>
            <text:p text:style-name="P1"><text:span text:style-name="T1">keyword to search f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2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ndeep Bhat</meta:initial-creator>
    <meta:creation-date>2010-07-09T19:57:33</meta:creation-date>
    <dc:date>2010-07-09T20:26:23</dc:date>
    <dc:creator>Sandeep Bhat</dc:creator>
    <meta:editing-duration>PT00H14M49S</meta:editing-duration>
    <meta:editing-cycles>2</meta:editing-cycles>
    <meta:generator>OpenOffice.org/3.1$Linux OpenOffice.org_project/310m19$Build-9420</meta:generator>
    <meta:document-statistic meta:object-count="3"/>
  </office:meta>
</office:document-meta>
</file>